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29" calcext:value-type="float">
            <text:p>429</text:p>
          </table:table-cell>
          <table:table-cell table:style-name="ce7" table:formula="of:=COUNTIF([.B7:.B454];&quot;X&quot;)" office:value-type="float" office:value="362" calcext:value-type="float">
            <text:p>362</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4" calcext:value-type="float">
            <text:p>44</text:p>
          </table:table-cell>
          <table:table-cell table:style-name="ce25" table:formula="of:=SUM([.B2:.F2])" office:value-type="float" office:value="460" calcext:value-type="float">
            <text:p>46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1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4">00/00/0000</text:date>, <text:time style:data-style-name="N2" text:time-value="19:39:29.25813471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14T19:40:21.260175432</dc:date>
    <meta:editing-duration>PT14H16M19S</meta:editing-duration>
    <meta:editing-cycles>403</meta:editing-cycles>
    <meta:document-statistic meta:table-count="1" meta:cell-count="2568" meta:object-count="0"/>
  </office:meta>
</office:document-meta>
</file>